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Libre Franklin" svg:font-family="'Libre Franklin', 'Helvetica Neue', helvetica, arial, sans-serif"/>
    <style:font-face style:name="verdana" svg:font-family="verdana, arial, helvetica, sans-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Light" svg:font-family="'Noto Sans CJK SC Light'" style:font-family-generic="swiss" style:font-pitch="variable"/>
    <style:font-face style:name="Noto Sans CJK SC Light1" svg:font-family="'Noto Sans CJK SC Light'" style:font-adornments="Light"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ent">
      <style:text-properties fo:font-variant="normal" fo:text-transform="none" fo:color="#000000" style:font-name="Century Schoolbook L" fo:font-size="12pt" fo:letter-spacing="normal" fo:font-style="normal" fo:font-weight="normal" officeooo:paragraph-rsid="00243da6" style:font-size-asian="12pt" style:font-weight-asian="normal" style:font-size-complex="12pt" style:font-weight-complex="normal"/>
    </style:style>
    <style:style style:name="P2" style:family="paragraph" style:parent-style-name="Cent">
      <style:text-properties fo:font-variant="normal" fo:text-transform="none" fo:color="#000000" style:font-name="Century Schoolbook L" fo:font-size="12pt" fo:letter-spacing="normal" fo:font-style="normal" fo:font-weight="normal" officeooo:paragraph-rsid="003043a3" style:font-size-asian="12pt" style:font-weight-asian="normal" style:font-size-complex="12pt" style:font-weight-complex="normal"/>
    </style:style>
    <style:style style:name="P3" style:family="paragraph" style:parent-style-name="Cent">
      <style:text-properties fo:font-variant="normal" fo:text-transform="none" fo:color="#000000" style:font-name="Century Schoolbook L" fo:font-size="12pt" fo:letter-spacing="normal" fo:font-style="normal" fo:font-weight="normal" officeooo:rsid="003043a3" officeooo:paragraph-rsid="003043a3" style:font-size-asian="12pt" style:font-weight-asian="normal" style:font-size-complex="12pt" style:font-weight-complex="normal"/>
    </style:style>
    <style:style style:name="P4" style:family="paragraph" style:parent-style-name="Cent">
      <style:text-properties fo:font-variant="normal" fo:text-transform="none" fo:color="#000000" style:font-name="Century Schoolbook L" fo:font-size="12pt" fo:letter-spacing="normal" fo:font-style="normal" fo:font-weight="normal" officeooo:rsid="0036647d" officeooo:paragraph-rsid="0036647d" style:font-size-asian="12pt" style:font-weight-asian="normal" style:font-size-complex="12pt" style:font-weight-complex="normal"/>
    </style:style>
    <style:style style:name="P5" style:family="paragraph" style:parent-style-name="Cent">
      <style:text-properties fo:font-variant="normal" fo:text-transform="none" fo:color="#000000" style:font-name="Century Schoolbook L" fo:font-size="12pt" fo:letter-spacing="normal" fo:font-style="normal" fo:font-weight="normal" officeooo:rsid="00383f24" officeooo:paragraph-rsid="00383f24" style:font-size-asian="12pt" style:font-weight-asian="normal" style:font-size-complex="12pt" style:font-weight-complex="normal"/>
    </style:style>
    <style:style style:name="P6" style:family="paragraph" style:parent-style-name="Cent">
      <style:text-properties fo:font-variant="normal" fo:text-transform="none" fo:color="#000000" style:font-name="Century Schoolbook L" fo:font-size="12pt" fo:letter-spacing="normal" fo:font-style="normal" fo:font-weight="normal" officeooo:rsid="003a2775" officeooo:paragraph-rsid="003a2775" style:font-size-asian="12pt" style:font-weight-asian="normal" style:font-size-complex="12pt" style:font-weight-complex="normal"/>
    </style:style>
    <style:style style:name="P7" style:family="paragraph" style:parent-style-name="Cent">
      <style:text-properties fo:font-variant="normal" fo:text-transform="none" fo:color="#000000" style:font-name="Century Schoolbook L" fo:font-size="12pt" fo:letter-spacing="normal" fo:font-style="normal" fo:font-weight="normal" officeooo:rsid="003d3d05" officeooo:paragraph-rsid="003d3d05" style:font-size-asian="12pt" style:font-weight-asian="normal" style:font-size-complex="12pt" style:font-weight-complex="normal"/>
    </style:style>
    <style:style style:name="P8" style:family="paragraph" style:parent-style-name="Cent">
      <style:text-properties fo:font-variant="normal" fo:text-transform="none" fo:color="#000000" style:font-name="Century Schoolbook L" fo:font-size="12pt" fo:letter-spacing="normal" fo:font-weight="normal" officeooo:paragraph-rsid="002a1133" style:font-size-asian="12pt" style:font-weight-asian="normal" style:font-size-complex="12pt" style:font-weight-complex="normal"/>
    </style:style>
    <style:style style:name="P9" style:family="paragraph" style:parent-style-name="Cent">
      <style:text-properties fo:color="#000000" style:font-name="Century Schoolbook L" fo:font-size="12pt" fo:font-weight="normal" style:font-size-asian="12pt" style:font-weight-asian="normal" style:font-size-complex="12pt" style:font-weight-complex="normal"/>
    </style:style>
    <style:style style:name="P10" style:family="paragraph" style:parent-style-name="Cent">
      <style:text-properties fo:color="#000000" style:font-name="Century Schoolbook L" fo:font-size="12pt" fo:font-weight="normal" officeooo:paragraph-rsid="00243da6" style:font-size-asian="12pt" style:font-weight-asian="normal" style:font-size-complex="12pt" style:font-weight-complex="normal"/>
    </style:style>
    <style:style style:name="P11" style:family="paragraph" style:parent-style-name="Cent">
      <style:text-properties fo:color="#000000" style:font-name="Century Schoolbook L" fo:font-size="12pt" fo:font-weight="normal" officeooo:paragraph-rsid="002a1133" style:font-size-asian="12pt" style:font-weight-asian="normal" style:font-size-complex="12pt" style:font-weight-complex="normal"/>
    </style:style>
    <style:style style:name="P12" style:family="paragraph" style:parent-style-name="Cent">
      <style:text-properties fo:color="#000000" style:font-name="Century Schoolbook L" fo:font-size="12pt" fo:font-weight="normal" officeooo:rsid="003043a3" officeooo:paragraph-rsid="003043a3" style:font-size-asian="12pt" style:font-weight-asian="normal" style:font-size-complex="12pt" style:font-weight-complex="normal"/>
    </style:style>
    <style:style style:name="P13" style:family="paragraph" style:parent-style-name="Cent">
      <style:text-properties fo:color="#000000" style:font-name="Century Schoolbook L" fo:font-size="14pt" fo:font-weight="normal" officeooo:rsid="00401efe" officeooo:paragraph-rsid="00401efe" style:font-size-asian="14pt" style:font-weight-asian="normal" style:font-size-complex="14pt" style:font-weight-complex="normal"/>
    </style:style>
    <style:style style:name="P14" style:family="paragraph" style:parent-style-name="Cent">
      <style:paragraph-properties fo:text-align="center" style:justify-single-word="false"/>
      <style:text-properties fo:color="#000000" style:font-name="Century Schoolbook L" fo:font-size="14pt" fo:font-weight="normal" officeooo:rsid="00401efe" officeooo:paragraph-rsid="00401efe" style:font-size-asian="14pt" style:font-weight-asian="normal" style:font-size-complex="14pt" style:font-weight-complex="normal"/>
    </style:style>
    <style:style style:name="P15" style:family="paragraph" style:parent-style-name="Text_20_body">
      <style:text-properties fo:color="#000000" style:font-name="Century Schoolbook L" fo:font-size="12pt" fo:font-weight="normal" officeooo:paragraph-rsid="003ee5c6" style:font-size-asian="12pt" style:font-weight-asian="normal" style:font-size-complex="12pt" style:font-weight-complex="normal"/>
    </style:style>
    <style:style style:name="T1" style:family="text">
      <style:text-properties officeooo:rsid="001e732c"/>
    </style:style>
    <style:style style:name="T2" style:family="text">
      <style:text-properties officeooo:rsid="00226277"/>
    </style:style>
    <style:style style:name="T3" style:family="text">
      <style:text-properties officeooo:rsid="00243da6"/>
    </style:style>
    <style:style style:name="T4" style:family="text">
      <style:text-properties fo:font-variant="normal" fo:text-transform="none" fo:color="#222222" fo:font-size="12pt" fo:letter-spacing="normal" fo:font-style="normal" fo:font-weight="normal"/>
    </style:style>
    <style:style style:name="T5" style:family="text">
      <style:text-properties fo:font-variant="normal" fo:text-transform="none" fo:color="#222222" fo:font-size="12pt" fo:letter-spacing="normal" fo:font-style="normal" fo:font-weight="normal" officeooo:rsid="00257a3d"/>
    </style:style>
    <style:style style:name="T6" style:family="text">
      <style:text-properties fo:font-variant="normal" fo:text-transform="none" fo:color="#222222" fo:font-size="12pt" fo:letter-spacing="normal" fo:font-style="normal" fo:font-weight="normal" style:font-size-asian="12pt" style:font-size-complex="12pt"/>
    </style:style>
    <style:style style:name="T7" style:family="text">
      <style:text-properties fo:font-variant="normal" fo:text-transform="none" fo:color="#222222" fo:font-size="12pt" fo:letter-spacing="normal" fo:font-style="normal" fo:font-weight="normal" officeooo:rsid="002a1133" style:font-size-asian="12pt" style:font-size-complex="12pt"/>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color="#222222" fo:letter-spacing="normal" fo:font-style="normal" fo:font-weight="normal" officeooo:rsid="002a1133"/>
    </style:style>
    <style:style style:name="T10" style:family="text">
      <style:text-properties fo:font-variant="normal" fo:text-transform="none" fo:color="#222222" fo:letter-spacing="normal" fo:font-style="normal" fo:font-weight="normal" officeooo:rsid="00257a3d"/>
    </style:style>
    <style:style style:name="T11" style:family="text">
      <style:text-properties fo:font-variant="normal" fo:text-transform="none" fo:color="#333333" fo:font-size="15.4499998092651pt" fo:letter-spacing="normal" fo:font-style="normal" fo:font-weight="normal"/>
    </style:style>
    <style:style style:name="T12" style:family="text">
      <style:text-properties fo:font-variant="normal" fo:text-transform="none" fo:color="#333333" fo:font-size="15.4499998092651pt" fo:letter-spacing="normal" fo:font-style="normal" fo:font-weight="normal" officeooo:rsid="00277a1f"/>
    </style:style>
    <style:style style:name="T13" style:family="text">
      <style:text-properties fo:font-variant="normal" fo:text-transform="none" fo:color="#333333" fo:letter-spacing="normal" fo:font-style="normal" fo:font-weight="normal"/>
    </style:style>
    <style:style style:name="T14" style:family="text">
      <style:text-properties fo:font-variant="normal" fo:text-transform="none" fo:color="#333333" fo:letter-spacing="normal" fo:font-style="normal" fo:font-weight="normal" officeooo:rsid="00277a1f"/>
    </style:style>
    <style:style style:name="T15" style:family="text">
      <style:text-properties fo:font-variant="normal" fo:text-transform="none" fo:letter-spacing="normal" fo:font-style="normal"/>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letter-spacing="normal" fo:font-style="normal" fo:font-weight="normal" officeooo:rsid="00277a1f"/>
    </style:style>
    <style:style style:name="T18" style:family="text">
      <style:text-properties fo:font-variant="normal" fo:text-transform="none" fo:letter-spacing="normal" fo:font-style="normal" fo:font-weight="normal" officeooo:rsid="00257a3d"/>
    </style:style>
    <style:style style:name="T19" style:family="text">
      <style:text-properties fo:font-variant="normal" fo:text-transform="none" fo:letter-spacing="normal" fo:font-style="normal" fo:font-weight="normal" officeooo:rsid="002a1133"/>
    </style:style>
    <style:style style:name="T20" style:family="text">
      <style:text-properties fo:font-variant="normal" fo:text-transform="none" fo:letter-spacing="normal" fo:font-style="normal" officeooo:rsid="00277a1f"/>
    </style:style>
    <style:style style:name="T21" style:family="text">
      <style:text-properties fo:font-variant="normal" fo:text-transform="none" fo:letter-spacing="normal" fo:font-style="normal" officeooo:rsid="00257a3d"/>
    </style:style>
    <style:style style:name="T22" style:family="text">
      <style:text-properties fo:font-variant="normal" fo:text-transform="none" fo:letter-spacing="normal" fo:font-style="normal" officeooo:rsid="002a1133"/>
    </style:style>
    <style:style style:name="T23" style:family="text">
      <style:text-properties fo:font-style="normal" fo:font-weight="normal" officeooo:rsid="002bc476"/>
    </style:style>
    <style:style style:name="T24" style:family="text">
      <style:text-properties fo:font-style="normal" fo:font-weight="normal" officeooo:rsid="002a1133"/>
    </style:style>
    <style:style style:name="T25" style:family="text">
      <style:text-properties fo:font-style="normal" fo:font-weight="normal" officeooo:rsid="002bc921"/>
    </style:style>
    <style:style style:name="T26" style:family="text">
      <style:text-properties fo:font-style="normal" fo:font-weight="normal" officeooo:rsid="002c9c57"/>
    </style:style>
    <style:style style:name="T27" style:family="text">
      <style:text-properties fo:font-style="normal" officeooo:rsid="002bc476"/>
    </style:style>
    <style:style style:name="T28" style:family="text">
      <style:text-properties fo:font-style="normal" officeooo:rsid="002a1133"/>
    </style:style>
    <style:style style:name="T29" style:family="text">
      <style:text-properties fo:font-style="normal" officeooo:rsid="002bc921"/>
    </style:style>
    <style:style style:name="T30" style:family="text">
      <style:text-properties fo:font-style="normal" officeooo:rsid="002c9c57"/>
    </style:style>
    <style:style style:name="T31" style:family="text">
      <style:text-properties fo:color="#222222"/>
    </style:style>
    <style:style style:name="T32" style:family="text">
      <style:text-properties fo:color="#222222" fo:font-size="12pt"/>
    </style:style>
    <style:style style:name="T33" style:family="text">
      <style:text-properties fo:color="#222222" fo:font-size="12pt" officeooo:rsid="002e55c2"/>
    </style:style>
    <style:style style:name="T34" style:family="text">
      <style:text-properties fo:color="#222222" fo:font-style="normal" fo:font-weight="normal" officeooo:rsid="002a1133"/>
    </style:style>
    <style:style style:name="T35" style:family="text">
      <style:text-properties fo:color="#222222" fo:font-style="normal" fo:font-weight="normal" officeooo:rsid="002bc476"/>
    </style:style>
    <style:style style:name="T36" style:family="text">
      <style:text-properties fo:color="#222222" fo:font-style="normal" fo:font-weight="normal" officeooo:rsid="002bc921"/>
    </style:style>
    <style:style style:name="T37" style:family="text">
      <style:text-properties fo:color="#222222" fo:font-style="normal" fo:font-weight="normal" officeooo:rsid="002c9c57"/>
    </style:style>
    <style:style style:name="T38" style:family="text">
      <style:text-properties fo:color="#222222" officeooo:rsid="002e55c2"/>
    </style:style>
    <style:style style:name="T39" style:family="text">
      <style:text-properties officeooo:rsid="002e55c2"/>
    </style:style>
    <style:style style:name="T40" style:family="text">
      <style:text-properties officeooo:rsid="003043a3"/>
    </style:style>
    <style:style style:name="T41" style:family="text">
      <style:text-properties officeooo:rsid="00311812"/>
    </style:style>
    <style:style style:name="T42" style:family="text">
      <style:text-properties style:font-size-asian="12pt" style:font-size-complex="12pt"/>
    </style:style>
    <style:style style:name="T43" style:family="text">
      <style:text-properties officeooo:rsid="003043a3" style:font-size-asian="12pt" style:font-size-complex="12pt"/>
    </style:style>
    <style:style style:name="T44" style:family="text">
      <style:text-properties officeooo:rsid="00311812" style:font-size-asian="12pt" style:font-size-complex="12pt"/>
    </style:style>
    <style:style style:name="T45" style:family="text">
      <style:text-properties fo:font-weight="bold" style:font-weight-asian="bold" style:font-weight-complex="bold"/>
    </style:style>
    <style:style style:name="T46" style:family="text">
      <style:text-properties officeooo:rsid="00379b7f"/>
    </style:style>
    <style:style style:name="T47" style:family="text">
      <style:text-properties officeooo:rsid="00382dfd"/>
    </style:style>
    <style:style style:name="T48" style:family="text">
      <style:text-properties officeooo:rsid="0038d01a"/>
    </style:style>
    <style:style style:name="T49" style:family="text">
      <style:text-properties officeooo:rsid="003a95d5"/>
    </style:style>
    <style:style style:name="T50" style:family="text">
      <style:text-properties officeooo:rsid="003db550"/>
    </style:style>
    <style:style style:name="T51" style:family="text">
      <style:text-properties officeooo:rsid="003ee5c6"/>
    </style:style>
    <style:style style:name="T52" style:family="text">
      <style:text-properties officeooo:rsid="00416bb5"/>
    </style:style>
    <text:list-style style:name="L1">
      <text:list-level-style-bullet text:level="1" text:style-name="Bullet_20_Symbols" style:num-suffix="." text:bullet-char="•">
        <style:list-level-properties text:space-before="0.3571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esearch review: <text:span text:style-name="T52">Mastering the game of Go with deep neural networks and tree search.</text:span></text:p>
      <text:p text:style-name="P13"/>
      <text:p text:style-name="P9"/>
      <text:p text:style-name="P9">AlphaGo is more human-like unlike previous approaches. <text:span text:style-name="T1">Instead of using brute force over millions of positions, AlphaGo looks ahead by playing the remainder of game in its imagination, using Monte-Carlo tree Search. Apart from using MCT search it uses deep learning neural networks to guide its search, making the search more powerful. </text:span></text:p>
      <text:p text:style-name="P9">There are two types of neural networks used: </text:p>
      <text:p text:style-name="P9">1. Policy network</text:p>
      <text:p text:style-name="P9">2. Value network</text:p>
      <text:p text:style-name="P9"/>
      <text:p text:style-name="P9">During each simulated game play, the policy network suggests intelligent moves to play, while the value network evaluates the position that is reached. <text:span text:style-name="T2">Finally AlphaGo chooses the most successful move in that simulation.</text:span></text:p>
      <text:p text:style-name="P9"/>
      <text:p text:style-name="P9">The value network <text:span text:style-name="T3">is</text:span> used at the leaf nodes to reduce the depth of the tree search.</text:p>
      <text:p text:style-name="P9">The policy network <text:span text:style-name="T3">is</text:span> used to reduce the breadth of the search from a node (guiding towards promising immediate actions).</text:p>
      <text:p text:style-name="P9"/>
      <text:p text:style-name="P10"><text:span text:style-name="T20">S</text:span><text:span text:style-name="T15">upervised-learning (SL) policy network: </text:span><text:span text:style-name="T20">l</text:span><text:span text:style-name="T15">ooks at a board position and attempts to decide the best next move to make.</text:span></text:p>
      <text:p text:style-name="P10"><text:span text:style-name="T15"/></text:p>
      <text:p text:style-name="P10"><text:span text:style-name="T3">Policy nets are trained to do the moves that most likely a human would do given a board state. It means that this net outputs a histogram that shows the probability of each action given an input state. Finally picking up the move with highest probability. <text:s/>T</text:span><text:span text:style-name="T15">he policy network is a convolutional neural network. </text:span><text:span text:style-name="T21">I</text:span><text:span text:style-name="T15">t takes in a state and computes the next best action. In this case the state is the game board (19 x 19) along with some in game parameters (color of piece, number of moves made, etc). This comes out to a total input of 19 x 19 x 48. It has various convolution and pooling hidden layers much like the ones used for image recognition. </text:span></text:p>
      <text:p text:style-name="P1"><text:span text:style-name="T39">The SL policy network is </text:span>trained on millions of examples of moves made by strong human players on KGS. It’s the most human-like part of AlphaGo, in that its goal is only to replicate the move choices of strong human players.</text:p>
      <text:p text:style-name="P10"><text:span text:style-name="T15"/></text:p>
      <text:p text:style-name="P11"><text:span text:style-name="T22">T</text:span><text:span text:style-name="T15">he “reinforced-learning (RL) policy network”, is a refined version that is trained more intensively using millions of additional simulated games. In contrast to the basic training described above, which only teaches the network to mimic a single human move, the advanced training plays out each simulated game to the end in order to teach the network which next moves are likely to lead to winning the game. </text:span><text:span text:style-name="T22">The team synthesized millions of training games by playing the reinforced-learning (RL) policy network against previous editions of itself from earlier training iterations.</text:span></text:p>
      <text:p text:style-name="P11"><text:span text:style-name="T22"/></text:p>
      <text:p text:style-name="P8"><text:soft-page-break/><text:span text:style-name="T27">T</text:span><text:span text:style-name="T28">he “rollout network” </text:span><text:span text:style-name="T29">is a</text:span><text:span text:style-name="T28"> simplified version </text:span><text:span text:style-name="T29">which</text:span><text:span text:style-name="T28"> doesn’t look at the entire 19×19 board, but instead only looks at a smaller window around the opponent’s previous move and the new move it’s considering. </text:span><text:span text:style-name="T29">T</text:span><text:span text:style-name="T28">his lowers </text:span><text:span text:style-name="T29">the </text:span><text:span text:style-name="T28">strength </text:span><text:span text:style-name="T29">of RL policy network</text:span><text:span text:style-name="T28">, b</text:span><text:span text:style-name="T30">ut it</text:span><text:span text:style-name="T28"> computes about 1,000 times faster, making it suitable for reading calculations.</text:span></text:p>
      <text:p text:style-name="P10"><text:span text:style-name="T15"/></text:p>
      <text:p text:style-name="P12">The Value network:</text:p>
      <text:p text:style-name="P2"><text:span text:style-name="T40">Instead of guessing a specific next move, it estimates the chance of each player winning the game, given a board position. It provides overall position judgement. This judgment is only approximate, but it’s useful for speeding up reading. By classifying potential future positions as “good” or “bad”, AlphaGo can decide whether or not to read more deeply along a particular variation. If the position evaluator says a particular variation looks bad, then the AI can skip reading any more moves along that line of play. </text:span>The position evaluator is trained on millions of example board positions. </text:p>
      <text:p text:style-name="P12"/>
      <text:p text:style-name="P3">Reading is accomplished with the same Monte Carlo Tree Search (MCTS) algorithm used by most state-of-the-art Go AIs. But AlphaGo out-smarts other AIs by making more intelligent guesses about which variations to explore, and how deeply to explore them.</text:p>
      <text:p text:style-name="P3"/>
      <text:p text:style-name="P4">Work-flow:</text:p>
      <text:p text:style-name="P4"/>
      <text:p text:style-name="P4">1. From the given board state, choose few next possible moves. Only SL policy network is used. Using RL policy network restricted the search space and only focused on the ‘obvious best’ move. It means, the move which do<text:span text:style-name="T46">esn</text:span>’t seem promising right now but <text:span text:style-name="T47">is a</text:span> really potential one to lead to a win in the later stages of game might get ignored if we use RL policy network.</text:p>
      <text:p text:style-name="P4"/>
      <text:p text:style-name="P5">2. <text:span text:style-name="T48">For each possible next move, evaluate the quality of that move in any of the two ways:</text:span></text:p>
      <text:p text:style-name="P6">Either use the position evaluator on board state after forecasting that move or run a deeper Monte Carlo <text:span text:style-name="T49">simulation that reads into the future after that move.</text:span></text:p>
      <text:p text:style-name="P6"/>
      <text:p text:style-name="P7">Mixing Coefficient, or the judgment parameter which is actually a <text:span text:style-name="T50">50/50 mix which in turn judges the quality equally using the position evaluator and the simulated rollouts by MTCS.</text:span></text:p>
      <text:p text:style-name="P4"/>
      <text:p text:style-name="P15"><text:span text:style-name="T51">AlphaGo also had 99.8% winning rate against other computer Go programs, demonstrating its dominance. DeepMind’s research also revealed the level of computational power required to conquer such a task. The final version of AlphaGo used 40 search threads, 48 CPUs, and 8 GPUs. Though a distributed version with 40 search threads, 1,202 CPUs, and 176 GPUs was also implemented, the program’s competitiveness in terms of Elo rating exhibited diminishing returns.</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Libre Franklin" svg:font-family="'Libre Franklin', 'Helvetica Neue', helvetica, arial, sans-serif"/>
    <style:font-face style:name="verdana" svg:font-family="verdana, arial, helvetica, sans-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Light" svg:font-family="'Noto Sans CJK SC Light'" style:font-family-generic="swiss" style:font-pitch="variable"/>
    <style:font-face style:name="Noto Sans CJK SC Light1" svg:font-family="'Noto Sans CJK SC Light'" style:font-adornments="Light"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ent" style:family="paragraph" style:parent-style-name="Standard">
      <style:text-properties officeooo:rsid="001e182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14:55:26.340188312</meta:creation-date>
    <dc:date>2017-03-26T16:04:38.927951993</dc:date>
    <meta:editing-duration>PT38M29S</meta:editing-duration>
    <meta:editing-cycles>34</meta:editing-cycles>
    <meta:generator>LibreOffice/5.1.6.2$Linux_X86_64 LibreOffice_project/10m0$Build-2</meta:generator>
    <meta:document-statistic meta:table-count="0" meta:image-count="0" meta:object-count="0" meta:page-count="2" meta:paragraph-count="22" meta:word-count="827" meta:character-count="4960" meta:non-whitespace-character-count="4149"/>
  </office:meta>
</office:document-meta>
</file>